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2685*"/>
    </style:style>
    <style:style style:name="Table1.B" style:family="table-column">
      <style:table-column-properties style:column-width="2.812cm" style:rel-column-width="10838*"/>
    </style:style>
    <style:style style:name="Table1.C" style:family="table-column">
      <style:table-column-properties style:column-width="10.696cm" style:rel-column-width="41233*"/>
    </style:style>
    <style:style style:name="Table1.D" style:family="table-column">
      <style:table-column-properties style:column-width="2.796cm" style:rel-column-width="10779*"/>
    </style:style>
    <style:style style:name="Table1.A1" style:family="table-cell">
      <style:table-cell-properties fo:padding="0cm" fo:border="none" style:writing-mode="page"/>
    </style:style>
    <style:style style:name="P1"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2"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3" style:family="paragraph" style:parent-style-name="Standard">
      <style:text-properties style:font-name="Dosis Medium" fo:font-size="18pt" officeooo:paragraph-rsid="0030adf9" style:font-size-asian="15.75pt" style:font-size-complex="18pt"/>
    </style:style>
    <style:style style:name="P4" style:family="paragraph" style:parent-style-name="Standard">
      <style:text-properties style:font-name="Dosis Medium" fo:font-size="12pt" fo:font-weight="normal" officeooo:rsid="000df682" officeooo:paragraph-rsid="000df682" style:font-size-asian="12pt" style:font-weight-asian="normal" style:font-size-complex="12pt" style:font-weight-complex="normal"/>
    </style:style>
    <style:style style:name="P5" style:family="paragraph" style:parent-style-name="Standard">
      <style:text-properties style:font-name="Dosis Medium" fo:font-size="12pt" fo:font-weight="normal" officeooo:rsid="001758a6" officeooo:paragraph-rsid="001758a6" style:font-size-asian="12pt" style:font-weight-asian="normal" style:font-size-complex="12pt" style:font-weight-complex="normal"/>
    </style:style>
    <style:style style:name="P6" style:family="paragraph" style:parent-style-name="Standard">
      <style:text-properties style:font-name="Dosis Medium" fo:font-size="12pt" fo:font-weight="normal" officeooo:rsid="001b2ae9" officeooo:paragraph-rsid="001b2ae9" style:font-size-asian="12pt" style:font-weight-asian="normal" style:font-size-complex="12pt" style:font-weight-complex="normal"/>
    </style:style>
    <style:style style:name="P7" style:family="paragraph" style:parent-style-name="Standard">
      <style:text-properties style:font-name="Dosis Medium" fo:font-size="12pt" fo:font-weight="normal" officeooo:rsid="001e21d0" officeooo:paragraph-rsid="001e21d0" style:font-size-asian="12pt" style:font-weight-asian="normal" style:font-size-complex="12pt" style:font-weight-complex="normal"/>
    </style:style>
    <style:style style:name="P8" style:family="paragraph" style:parent-style-name="Standard">
      <style:text-properties style:font-name="Dosis Medium" fo:font-size="12pt" fo:font-weight="normal" officeooo:rsid="000e3a7b" officeooo:paragraph-rsid="000e3a7b" style:font-size-asian="12pt" style:font-weight-asian="normal" style:font-size-complex="12pt" style:font-weight-complex="normal"/>
    </style:style>
    <style:style style:name="P9" style:family="paragraph" style:parent-style-name="Standard">
      <style:text-properties style:font-name="Dosis Medium" fo:font-size="12pt" fo:font-weight="normal" officeooo:rsid="002340b7" officeooo:paragraph-rsid="002340b7" style:font-size-asian="12pt" style:font-weight-asian="normal" style:font-size-complex="12pt" style:font-weight-complex="normal"/>
    </style:style>
    <style:style style:name="P10" style:family="paragraph" style:parent-style-name="Standard">
      <style:text-properties style:font-name="Dosis Medium" fo:font-size="12pt" fo:font-weight="normal" officeooo:rsid="0024b781" officeooo:paragraph-rsid="0024b781" style:font-size-asian="12pt" style:font-weight-asian="normal" style:font-size-complex="12pt" style:font-weight-complex="normal"/>
    </style:style>
    <style:style style:name="P11" style:family="paragraph" style:parent-style-name="Standard">
      <style:text-properties style:font-name="Dosis Medium" fo:font-size="12pt" fo:font-weight="normal" officeooo:rsid="000e896b" officeooo:paragraph-rsid="000e896b" style:font-size-asian="12pt" style:font-weight-asian="normal" style:font-size-complex="12pt" style:font-weight-complex="normal"/>
    </style:style>
    <style:style style:name="P12" style:family="paragraph" style:parent-style-name="Standard">
      <style:text-properties style:font-name="Dosis Medium" fo:font-size="12pt" fo:font-weight="normal" officeooo:rsid="00137cc5" officeooo:paragraph-rsid="00137cc5" style:font-size-asian="12pt" style:font-weight-asian="normal" style:font-size-complex="12pt" style:font-weight-complex="normal"/>
    </style:style>
    <style:style style:name="P13" style:family="paragraph" style:parent-style-name="Standard">
      <style:text-properties style:font-name="Dosis Medium" fo:font-size="12pt" fo:font-weight="bold" officeooo:rsid="000df682" officeooo:paragraph-rsid="000df682" style:font-size-asian="12pt" style:font-weight-asian="bold" style:font-size-complex="12pt" style:font-weight-complex="bold"/>
    </style:style>
    <style:style style:name="P14" style:family="paragraph" style:parent-style-name="Standard">
      <style:text-properties style:font-name="Dosis Medium" fo:font-size="12pt" fo:font-weight="bold" officeooo:rsid="000e3a7b" officeooo:paragraph-rsid="000e3a7b" style:font-size-asian="12pt" style:font-weight-asian="bold" style:font-size-complex="12pt" style:font-weight-complex="bold"/>
    </style:style>
    <style:style style:name="P15" style:family="paragraph" style:parent-style-name="Standard">
      <style:text-properties style:font-name="Dosis Medium" fo:font-size="12pt" fo:font-weight="bold" officeooo:rsid="0011303e" officeooo:paragraph-rsid="0011303e" style:font-size-asian="12pt" style:font-weight-asian="bold" style:font-size-complex="12pt" style:font-weight-complex="bold"/>
    </style:style>
    <style:style style:name="P16" style:family="paragraph" style:parent-style-name="Standard">
      <style:text-properties style:font-name="Dosis Medium" fo:font-size="12pt" fo:font-weight="bold" officeooo:rsid="00151c21" officeooo:paragraph-rsid="00151c21" style:font-size-asian="12pt" style:font-weight-asian="bold" style:font-size-complex="12pt" style:font-weight-complex="bold"/>
    </style:style>
    <style:style style:name="P17" style:family="paragraph" style:parent-style-name="Table_20_Contents">
      <style:text-properties style:font-name="Dosis Medium" fo:font-size="12pt" officeooo:rsid="0012b697" officeooo:paragraph-rsid="0012b697" style:font-size-asian="16pt" style:font-size-complex="16pt"/>
    </style:style>
    <style:style style:name="P18" style:family="paragraph" style:parent-style-name="Table_20_Contents">
      <style:text-properties style:font-name="Dosis Medium" fo:font-size="12pt" officeooo:rsid="0014805e" officeooo:paragraph-rsid="0014805e" style:font-size-asian="16pt" style:font-size-complex="16pt"/>
    </style:style>
    <style:style style:name="P19" style:family="paragraph" style:parent-style-name="Table_20_Contents">
      <style:text-properties style:font-name="Dosis Medium" fo:font-size="12pt" officeooo:rsid="0018671d" officeooo:paragraph-rsid="0018671d" style:font-size-asian="16pt" style:font-size-complex="16pt"/>
    </style:style>
    <style:style style:name="P20" style:family="paragraph" style:parent-style-name="Table_20_Contents">
      <style:text-properties style:font-name="Dosis Medium" fo:font-size="12pt" officeooo:rsid="001c3baf" officeooo:paragraph-rsid="001c3baf" style:font-size-asian="16pt" style:font-size-complex="16pt"/>
    </style:style>
    <style:style style:name="P21" style:family="paragraph" style:parent-style-name="Footer">
      <style:paragraph-properties fo:text-align="center" style:justify-single-word="false"/>
    </style:style>
    <style:style style:name="P22"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P23" style:family="paragraph" style:parent-style-name="Standard">
      <style:text-properties style:font-name="Dosis Medium" fo:font-size="18pt" fo:font-weight="bold" officeooo:rsid="0030adf9" officeooo:paragraph-rsid="0030adf9" style:font-size-asian="15.75pt" style:font-weight-asian="bold" style:font-size-complex="18pt" style:font-weight-complex="bold"/>
    </style:style>
    <style:style style:name="P24"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P25" style:family="paragraph" style:parent-style-name="Standard" style:list-style-name="L1">
      <style:text-properties style:font-name="Dosis Medium" fo:font-size="12pt" fo:font-weight="normal" officeooo:rsid="0011303e" officeooo:paragraph-rsid="0011303e" style:font-size-asian="12pt" style:font-weight-asian="normal" style:font-size-complex="12pt" style:font-weight-complex="normal"/>
    </style:style>
    <style:style style:name="P26" style:family="paragraph" style:parent-style-name="Standard" style:list-style-name="L1">
      <style:text-properties style:font-name="Dosis Medium" fo:font-size="12pt" fo:font-weight="normal" officeooo:rsid="002ddcb1" officeooo:paragraph-rsid="002ddcb1" style:font-size-asian="12pt" style:font-weight-asian="normal" style:font-size-complex="12pt" style:font-weight-complex="normal"/>
    </style:style>
    <style:style style:name="P27" style:family="paragraph" style:parent-style-name="Standard" style:list-style-name="L1">
      <style:text-properties style:font-name="Dosis Medium" fo:font-size="12pt" fo:font-weight="normal" officeooo:rsid="00113f8a" officeooo:paragraph-rsid="00113f8a" style:font-size-asian="12pt" style:font-weight-asian="normal" style:font-size-complex="12pt" style:font-weight-complex="normal"/>
    </style:style>
    <style:style style:name="P28" style:family="paragraph" style:parent-style-name="Standard" style:list-style-name="L1">
      <style:text-properties style:font-name="Dosis Medium" fo:font-size="12pt" fo:font-weight="normal" officeooo:rsid="00137cc5" officeooo:paragraph-rsid="00137cc5" style:font-size-asian="12pt" style:font-weight-asian="normal" style:font-size-complex="12pt" style:font-weight-complex="normal"/>
    </style:style>
    <style:style style:name="P29" style:family="paragraph" style:parent-style-name="Standard" style:list-style-name="L1">
      <style:text-properties style:font-name="Dosis Medium" fo:font-size="12pt" fo:font-weight="normal" officeooo:rsid="00252ee1" officeooo:paragraph-rsid="00252ee1" style:font-size-asian="12pt" style:font-weight-asian="normal" style:font-size-complex="12pt" style:font-weight-complex="normal"/>
    </style:style>
    <style:style style:name="P30" style:family="paragraph" style:parent-style-name="Standard" style:list-style-name="L2">
      <style:text-properties style:font-name="Dosis Medium" fo:font-size="12pt" fo:font-weight="normal" officeooo:rsid="00151c21" officeooo:paragraph-rsid="00151c21" style:font-size-asian="12pt" style:font-weight-asian="normal" style:font-size-complex="12pt" style:font-weight-complex="normal"/>
    </style:style>
    <style:style style:name="P31" style:family="paragraph" style:parent-style-name="Standard">
      <style:text-properties style:font-name="Dosis Medium" fo:font-size="12pt" fo:font-weight="normal" officeooo:rsid="001e3451" officeooo:paragraph-rsid="001e3451" style:font-size-asian="16pt" style:font-weight-asian="normal" style:font-size-complex="16pt" style:font-weight-complex="normal"/>
    </style:style>
    <style:style style:name="P32"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33"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34" style:family="paragraph" style:parent-style-name="Standard">
      <style:text-properties style:font-name="Dosis Medium" fo:font-size="12pt" fo:font-weight="bold" officeooo:rsid="001e3451" officeooo:paragraph-rsid="001e3451" style:font-size-asian="16pt" style:font-weight-asian="bold" style:font-size-complex="16pt" style:font-weight-complex="bold"/>
    </style:style>
    <style:style style:name="P35"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36" style:family="paragraph" style:parent-style-name="Standard">
      <style:text-properties style:font-name="Dosis Medium" officeooo:rsid="0004cbae" officeooo:paragraph-rsid="0004cbae"/>
    </style:style>
    <style:style style:name="P37" style:family="paragraph" style:parent-style-name="Standard" style:list-style-name="L2">
      <style:text-properties officeooo:paragraph-rsid="00151c21"/>
    </style:style>
    <style:style style:name="P38" style:family="paragraph" style:parent-style-name="Standard">
      <style:text-properties officeooo:paragraph-rsid="00151c21"/>
    </style:style>
    <style:style style:name="P39" style:family="paragraph" style:parent-style-name="Standard">
      <style:text-properties style:text-position="0% 100%" style:font-name="Dosis Medium" fo:font-weight="bold" officeooo:rsid="0004cbae" officeooo:paragraph-rsid="0004cbae" style:font-weight-asian="bold" style:font-weight-complex="bold"/>
    </style:style>
    <style:style style:name="P40" style:family="paragraph" style:parent-style-name="Standard">
      <style:text-properties style:text-position="0% 100%" style:font-name="Dosis Medium" fo:font-weight="bold" officeooo:rsid="00065bdb" officeooo:paragraph-rsid="00065bdb" style:font-weight-asian="bold" style:font-weight-complex="bold"/>
    </style:style>
    <style:style style:name="P41" style:family="paragraph" style:parent-style-name="Standard">
      <style:text-properties style:text-position="0% 100%" style:font-name="Dosis Medium" fo:font-weight="bold" officeooo:rsid="0007b511" officeooo:paragraph-rsid="0007b511" style:font-weight-asian="bold" style:font-weight-complex="bold"/>
    </style:style>
    <style:style style:name="P42" style:family="paragraph" style:parent-style-name="Standard">
      <style:text-properties style:text-position="0% 100%" style:font-name="Dosis Medium" fo:font-weight="bold" officeooo:rsid="00096ac3" officeooo:paragraph-rsid="00096ac3" style:font-weight-asian="bold" style:font-weight-complex="bold"/>
    </style:style>
    <style:style style:name="P43" style:family="paragraph" style:parent-style-name="Standard">
      <style:text-properties style:text-position="0% 100%" style:font-name="Dosis Medium" fo:font-weight="bold" officeooo:rsid="000ac1fb" officeooo:paragraph-rsid="000ac1fb" style:font-weight-asian="bold" style:font-weight-complex="bold"/>
    </style:style>
    <style:style style:name="P44" style:family="paragraph" style:parent-style-name="Standard">
      <style:text-properties style:text-position="0% 100%" style:font-name="Dosis Medium" fo:font-weight="bold" officeooo:rsid="000c1724" officeooo:paragraph-rsid="000c1724" style:font-weight-asian="bold" style:font-weight-complex="bold"/>
    </style:style>
    <style:style style:name="P45" style:family="paragraph" style:parent-style-name="Standard">
      <style:text-properties style:text-position="0% 100%" style:font-name="Dosis Medium" fo:font-weight="bold" officeooo:rsid="000daebd" officeooo:paragraph-rsid="000daebd" style:font-weight-asian="bold" style:font-weight-complex="bold"/>
    </style:style>
    <style:style style:name="P46" style:family="paragraph" style:parent-style-name="Standard">
      <style:text-properties style:text-position="0% 100%" style:font-name="Dosis Medium" fo:font-weight="bold" officeooo:rsid="0011c997" officeooo:paragraph-rsid="0011c997" style:font-weight-asian="bold" style:font-weight-complex="bold"/>
    </style:style>
    <style:style style:name="P47"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48"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49"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50"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51"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52"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53"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54"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55"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56"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57"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58"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59"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60" style:family="paragraph" style:parent-style-name="Standard">
      <style:text-properties style:font-name="Dosis Medium1" fo:font-size="18pt" fo:font-weight="bold" officeooo:rsid="0012b697" officeooo:paragraph-rsid="0012b697" style:font-size-asian="18pt" style:font-weight-asian="bold" style:font-size-complex="18pt" style:font-weight-complex="bold"/>
    </style:style>
    <style:style style:name="P61" style:family="paragraph" style:parent-style-name="Standard">
      <style:text-properties style:font-name="Dosis Medium1" fo:font-size="12pt" fo:font-weight="normal" officeooo:rsid="0018f737" officeooo:paragraph-rsid="0018f737" style:font-size-asian="16pt" style:font-weight-asian="normal" style:font-size-complex="16pt" style:font-weight-complex="normal"/>
    </style:style>
    <style:style style:name="P62"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63"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64" style:family="paragraph" style:parent-style-name="Standard">
      <style:text-properties style:font-name="Dosis Medium1" fo:font-size="12pt" fo:font-weight="normal" officeooo:rsid="00108ea4" officeooo:paragraph-rsid="00108ea4" style:font-size-asian="10.5pt" style:font-weight-asian="normal" style:font-size-complex="12pt" style:font-weight-complex="normal"/>
    </style:style>
    <style:style style:name="P65"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66" style:family="paragraph" style:parent-style-name="Standard">
      <style:text-properties style:font-name="Dosis Medium1" fo:font-size="12pt" fo:font-weight="normal" officeooo:rsid="001305f8" officeooo:paragraph-rsid="001305f8" style:font-size-asian="10.5pt" style:font-weight-asian="normal" style:font-size-complex="12pt" style:font-weight-complex="normal"/>
    </style:style>
    <style:style style:name="P67" style:family="paragraph" style:parent-style-name="Standard">
      <style:text-properties style:font-name="Dosis Medium1" fo:font-size="12pt" fo:font-weight="normal" officeooo:rsid="0014b4db" officeooo:paragraph-rsid="0014b4db" style:font-size-asian="10.5pt" style:font-weight-asian="normal" style:font-size-complex="12pt" style:font-weight-complex="normal"/>
    </style:style>
    <style:style style:name="P68"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69"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P70" style:family="paragraph" style:parent-style-name="Standard">
      <style:text-properties style:font-name="Dosis Medium1" fo:font-size="12pt" fo:font-weight="bold" officeooo:rsid="001305f8" officeooo:paragraph-rsid="001305f8" style:font-size-asian="10.5pt" style:font-weight-asian="bold" style:font-size-complex="12pt" style:font-weight-complex="bold"/>
    </style:style>
    <style:style style:name="P71" style:family="paragraph" style:parent-style-name="Standard">
      <style:text-properties officeooo:paragraph-rsid="0004cbae"/>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30adf9"/>
    </style:style>
    <style:style style:name="T12" style:family="text">
      <style:text-properties fo:font-size="12pt" style:font-size-asian="12pt" style:font-size-complex="12pt"/>
    </style:style>
    <style:style style:name="T13" style:family="text">
      <style:text-properties fo:font-size="12pt" officeooo:rsid="0030adf9" style:font-size-asian="12pt" style:font-size-complex="12pt"/>
    </style:style>
    <style:style style:name="T14" style:family="text">
      <style:text-properties fo:font-weight="bold" officeooo:rsid="0030adf9" style:font-weight-asian="bold" style:font-weight-complex="bold"/>
    </style:style>
    <style:style style:name="T15" style:family="text">
      <style:text-properties style:font-name="Dosis Medium" fo:font-size="12pt" fo:font-weight="normal" officeooo:rsid="00151c21" style:font-size-asian="12pt" style:font-weight-asian="normal" style:font-size-complex="12pt" style:font-weight-complex="normal"/>
    </style:style>
    <style:style style:name="T16" style:family="text">
      <style:text-properties style:font-name="Dosis Medium" fo:font-size="18pt" fo:font-weight="bold" officeooo:rsid="0004cbae" style:font-size-asian="15.75pt" style:font-weight-asian="bold" style:font-size-complex="18pt" style:font-weight-complex="bold"/>
    </style:style>
    <style:style style:name="T17" style:family="text">
      <style:text-properties officeooo:rsid="000d22d9"/>
    </style:style>
    <style:style style:name="T18" style:family="text">
      <style:text-properties officeooo:rsid="000dbc9f"/>
    </style:style>
    <style:style style:name="T19" style:family="text">
      <style:text-properties officeooo:rsid="000e3d70"/>
    </style:style>
    <style:style style:name="T20" style:family="text">
      <style:text-properties fo:font-size="18pt" fo:font-weight="bold" style:font-size-asian="15.75pt" style:font-weight-asian="bold" style:font-size-complex="18pt" style:font-weight-complex="bold"/>
    </style:style>
    <style:style style:name="T21" style:family="text">
      <style:text-properties style:font-name="Liberation Mono"/>
    </style:style>
    <style:style style:name="T22" style:family="text">
      <style:text-properties style:font-name="Dosis Medium1"/>
    </style:style>
    <style:style style:name="T23" style:family="text">
      <style:text-properties officeooo:rsid="0018f737"/>
    </style:style>
    <style:style style:name="T24" style:family="text">
      <style:text-properties officeooo:rsid="001c3baf"/>
    </style:style>
    <style:style style:name="T25" style:family="text">
      <style:text-properties officeooo:rsid="001d90bf"/>
    </style:style>
    <style:style style:name="T26" style:family="text">
      <style:text-properties fo:font-weight="normal" style:font-weight-asian="normal" style:font-weight-complex="normal"/>
    </style:style>
    <style:style style:name="T27" style:family="text">
      <style:text-properties officeooo:rsid="000c9504"/>
    </style:style>
    <style:style style:name="T28" style:family="text">
      <style:text-properties officeooo:rsid="001305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EA Analysis</text:p>
      <text:p text:style-name="P3"><text:span text:style-name="T14"/></text:p>
      <text:p text:style-name="P2"><text:span text:style-name="T13">E</text:span><text:span text:style-name="T12">xplanation of the problem / background to the project</text:span></text:p>
      <text:p text:style-name="P2"/>
      <text:p text:style-name="P4">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highest speed movement which requires skill to execute are the most fun for me, and movement techniques are always big and fun parts of modern games.</text:p>
      <text:p text:style-name="P1"/>
      <text:p text:style-name="P13">Who the prospective users are</text:p>
      <text:p text:style-name="P13"/>
      <text:p text:style-name="P4">This game would be targeting people who are interested in fast paced games with lots of movement based content. Potential customers could be <text:span text:style-name="T11">S</text:span>peedrunners of existing games, or even potentially players of driving games, in which fast movement is essential.</text:p>
      <text:p text:style-name="P4"/>
      <text:p text:style-name="P13">Interview with client</text:p>
      <text:p text:style-name="P13"/>
      <text:p text:style-name="P5">Client: Dan</text:p>
      <text:p text:style-name="P4"/>
      <text:p text:style-name="P4"><text:span text:style-name="T4">Me: </text:span>What kinds of games are you most interested in?</text:p>
      <text:p text:style-name="P4"/>
      <text:p text:style-name="P5">Dan: I enjoy open world games <text:span text:style-name="T5">and platformers.</text:span></text:p>
      <text:p text:style-name="P5"/>
      <text:p text:style-name="P4"><text:span text:style-name="T4">Me: </text:span>How much do you enjoy platformers or driving games?</text:p>
      <text:p text:style-name="P4"/>
      <text:p text:style-name="P5">Dan: I love a good platformer. I was a big fan of the game “My Friend Pedro” which is kind of a mix between a platformer and a shooter, with nice dynamic movement in 2D. Also an enjoyer of Minecraft parkour. Also BattleBlock Theater.</text:p>
      <text:p text:style-name="P5"/>
      <text:p text:style-name="P4"><text:span text:style-name="T4">Me: </text:span>Do you consider complex movement mechanics to be an important part of some games?</text:p>
      <text:p text:style-name="P4"/>
      <text:p text:style-name="P5">Dan: Yes. Or at least varied mechanics. Sliding, crouching, and ways to change your speed and how you move. Things that change your perspective like tilting in the air are also cool. Nice complicated, variable physics makes for more interesting movement.</text:p>
      <text:p text:style-name="P4"/>
      <text:p text:style-name="P4"><text:span text:style-name="T4">Me: </text:span>How much do you enjoy games with complex movement mechanics?</text:p>
      <text:p text:style-name="P4"/>
      <text:p text:style-name="P5">Dan: I’d say I do. Sometimes you can overcomplicate it slightly. Good physics allows for simple inputs but complex movement, and that’s what I enjoy. Being able to control everything with only a few different keys is better than having lots of inputs.</text:p>
      <text:p text:style-name="P4"><text:soft-page-break/></text:p>
      <text:p text:style-name="P4"><text:span text:style-name="T4">Me:</text:span> What features of movement do you find interesting in existing games <text:span text:style-name="T4">(give examples)</text:span>?</text:p>
      <text:p text:style-name="P4"/>
      <text:p text:style-name="P5">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4"/>
      <text:p text:style-name="P13">Discussion of interview with client</text:p>
      <text:p text:style-name="P4"/>
      <text:p text:style-name="P6">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6"/>
      <text:p text:style-name="P7">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13"/>
      <text:p text:style-name="P13">Discussion of existing systems</text:p>
      <text:p text:style-name="P13"/>
      <text:p text:style-name="P4">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4"/>
      <text:p text:style-name="P4">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OpenGL as the API, and C++ for writing it,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4"><text:soft-page-break/></text:p>
      <text:p text:style-name="P8">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8"/>
      <text:p text:style-name="P9">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9"/>
      <text:p text:style-name="P10">For designing models, there are various tools out there which can help with this, but I believe Blender will be mos suited to this task. After researching it, I found that it has the ability to export model data in the Waverfront.obj file format, which is notably easy to parse compared to other formats. It also has the ability to triangulate faces of objects, which would allow them to easily be loaded into the program.</text:p>
      <text:p text:style-name="P9"/>
      <text:p text:style-name="P14">Modelling of the problem</text:p>
      <text:p text:style-name="P14"/>
      <text:p text:style-name="P8">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8"/>
      <text:p text:style-name="P8">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text:span></text:p>
      <text:p text:style-name="P8"/>
      <text:p text:style-name="P11">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11"/>
      <text:p text:style-name="P15">Detailed Numbered List of Objectives</text:p>
      <text:p text:style-name="P15"/>
      <text:list text:style-name="L1">
        <text:list-item>
          <text:p text:style-name="P25">Create a modular game engine</text:p>
          <text:list>
            <text:list-item>
              <text:p text:style-name="P26"><text:soft-page-break/>It will be able to load models</text:p>
              <text:list>
                <text:list-item>
                  <text:p text:style-name="P25">Load a model from a file generated in blender</text:p>
                </text:list-item>
                <text:list-item>
                  <text:p text:style-name="P25">Store its vertices, normals, and texture coordinates</text:p>
                </text:list-item>
                <text:list-item>
                  <text:p text:style-name="P25">Stores its various textures</text:p>
                </text:list-item>
                <text:list-item>
                  <text:p text:style-name="P25">Generates a VAO, a<text:span text:style-name="T7">nd a</text:span> VBO</text:p>
                </text:list-item>
              </text:list>
            </text:list-item>
            <text:list-item>
              <text:p text:style-name="P25">It will be able to compile, link, and use shaders</text:p>
              <text:list>
                <text:list-item>
                  <text:p text:style-name="P25">Load the shaders from a file</text:p>
                </text:list-item>
                <text:list-item>
                  <text:p text:style-name="P25">Compile them</text:p>
                </text:list-item>
                <text:list-item>
                  <text:p text:style-name="P25">Link them</text:p>
                </text:list-item>
                <text:list-item>
                  <text:p text:style-name="P25">Use them</text:p>
                </text:list-item>
                <text:list-item>
                  <text:p text:style-name="P25">Store this data in an object, with a templated method to set uniforms</text:p>
                </text:list-item>
              </text:list>
            </text:list-item>
            <text:list-item>
              <text:p text:style-name="P25">It will have a main render loop</text:p>
              <text:list>
                <text:list-item>
                  <text:p text:style-name="P25">Have all the objects in the scene stored in <text:span text:style-name="T9">a container with methods to manage them</text:span></text:p>
                </text:list-item>
                <text:list-item>
                  <text:p text:style-name="P25">Process input from the user</text:p>
                </text:list-item>
                <text:list-item>
                  <text:p text:style-name="P25">Update the positions of all objects as well as the player</text:p>
                </text:list-item>
              </text:list>
            </text:list-item>
          </text:list>
        </text:list-item>
        <text:list-item>
          <text:p text:style-name="P25">A system that will calculate the speed, position, and acceleration of every applicable object every frame.</text:p>
          <text:list>
            <text:list-item>
              <text:p text:style-name="P25">Using the OpenGL Mathematics library and GLFW:</text:p>
              <text:list>
                <text:list-item>
                  <text:p text:style-name="P25">Take input from the user each frame</text:p>
                </text:list-item>
                <text:list-item>
                  <text:p text:style-name="P25">Using the stored direction of the player, and the current speed and acceleration, as well as other factors such as whether or not the player is grappling or sliding, calculate the new position of the player.</text:p>
                  <text:list>
                    <text:list-item>
                      <text:p text:style-name="P25">Much of this could be stored in a state struct, or a class with methods to update this.</text:p>
                    </text:list-item>
                  </text:list>
                </text:list-item>
              </text:list>
            </text:list-item>
            <text:list-item>
              <text:p text:style-name="P27">Then using the stored attributes of any other moving objects, calculate their new position and speed, etc. This will be simpler than calculating for the user as many moving objects might move only in a simple loop.</text:p>
            </text:list-item>
            <text:list-item>
              <text:p text:style-name="P27">Additionally, detect collision between the player and any nearby objects. If the player is trying to move in a direction and there is an object in the way, adjust the player’s speed and direction accordingly.</text:p>
            </text:list-item>
          </text:list>
        </text:list-item>
        <text:list-item>
          <text:p text:style-name="P28">A system to create levels and place objects.</text:p>
          <text:list>
            <text:list-item>
              <text:p text:style-name="P28">This should have the ability to place physical objects that the player can use to move around with.</text:p>
            </text:list-item>
            <text:list-item>
              <text:p text:style-name="P28">This should have the ability to <text:span text:style-name="T9">define attributes on physical objects which affect how the player interacts with them.</text:span></text:p>
            </text:list-item>
            <text:list-item>
              <text:p text:style-name="P28">There should be a way to save levels into a file, that can be read when the game is loaded.</text:p>
            </text:list-item>
          </text:list>
        </text:list-item>
        <text:list-item>
          <text:p text:style-name="P28">A graphical user interface.</text:p>
          <text:list>
            <text:list-item>
              <text:p text:style-name="P28">This should have a home screen.</text:p>
            </text:list-item>
            <text:list-item>
              <text:p text:style-name="P28">This should have a menu to select games to play.</text:p>
            </text:list-item>
            <text:list-item>
              <text:p text:style-name="P28">The various menus could be stored using a tree structure <text:span text:style-name="T7">or an adjacency list</text:span>.</text:p>
            </text:list-item>
          </text:list>
        </text:list-item>
        <text:list-item>
          <text:p text:style-name="P29">Gameplay mechanics.</text:p>
          <text:list>
            <text:list-item>
              <text:p text:style-name="P29">Each level should have a start and an end.</text:p>
            </text:list-item>
            <text:list-item>
              <text:p text:style-name="P29">Each level should be timed, and this time should be displayed upon completing a level.</text:p>
            </text:list-item>
            <text:list-item>
              <text:p text:style-name="P29">The level should end early if a time limit is reached, to encourage faster movement.</text:p>
            </text:list-item>
            <text:list-item>
              <text:p text:style-name="P29">The level should terminate if the player falls off the level.</text:p>
            </text:list-item>
          </text:list>
        </text:list-item>
        <text:list-item>
          <text:p text:style-name="P29"><text:soft-page-break/>An events system.</text:p>
          <text:list>
            <text:list-item>
              <text:p text:style-name="P29">This should have the ability to store functions which are run each frame.</text:p>
            </text:list-item>
            <text:list-item>
              <text:p text:style-name="P29">These functions should have data passed to them about how long they have been running for, and the total time they will run for.</text:p>
            </text:list-item>
            <text:list-item>
              <text:p text:style-name="P29">This system should be able to be used with the level loader, <text:span text:style-name="T10">to assist in defining behaviour for dynamic objects which move over time.</text:span></text:p>
            </text:list-item>
          </text:list>
        </text:list-item>
      </text:list>
      <text:p text:style-name="P12"/>
      <text:p text:style-name="P12"/>
      <text:p text:style-name="P16">List and explanation of acceptable limitations</text:p>
      <text:p text:style-name="P16"/>
      <text:list text:style-name="L2">
        <text:list-item>
          <text:p text:style-name="P30">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30">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30">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37"><text:span text:style-name="T15">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span></text:p>
        </text:list-item>
      </text:list>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71"><text:soft-page-break/><text:span text:style-name="T16">NEA Documented Design</text:span></text:p>
      <text:p text:style-name="P36"><text:span text:style-name="T20"/></text:p>
      <text:p text:style-name="P39">Wavefront.obj parser</text:p>
      <text:p text:style-name="P39"/>
      <text:p text:style-name="P47">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forward slashes. Having extracted the vertex data from the file, this data is then able to be used to produce a Vertex Buffer which is used to send the data to the GPU to be rendered.</text:p>
      <text:p text:style-name="P47"/>
      <text:p text:style-name="P40">Collision Detection and Response</text:p>
      <text:p text:style-name="P40"/>
      <text:p text:style-name="P48">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48"/>
      <text:p text:style-name="P48">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collisions with in order to perform a test on each individual triangle. This test is performed by finding the closest point on the line segment across which a sphere is swept to produce the players capsule to each 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48"/>
      <text:p text:style-name="P48"><text:soft-page-break/>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minimal.</text:p>
      <text:p text:style-name="P48"/>
      <text:p text:style-name="P41">Scene Hierarchy</text:p>
      <text:p text:style-name="P41"/>
      <text:p text:style-name="P49">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obj file parser. The next level is the object class, 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most simple to implement, and easiest to check whether or not a given object will be contained within it. 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when building the final project.</text:p>
      <text:p text:style-name="P49"/>
      <text:p text:style-name="P41">Render loop</text:p>
      <text:p text:style-name="P41"/>
      <text:p text:style-name="P49">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text:soft-page-break/>positions of the objects onto the screen. These are partly generated via a method within the player class, which stores player data, which takes data from the player such as its position, and takes its rotation data from a struct marked 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49"/>
      <text:p text:style-name="P42">Level Construction</text:p>
      <text:p text:style-name="P42"/>
      <text:p text:style-name="P50">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50"/>
      <text:p text:style-name="P50">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50"/>
      <text:p text:style-name="P50">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50"/>
      <text:p text:style-name="P43">Input Processing</text:p>
      <text:p text:style-name="P43"><text:soft-page-break/></text:p>
      <text:p text:style-name="P51">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51"/>
      <text:p text:style-name="P51">The way these velocities are calculated involves storing a counter on the player class for each of the 6 directions the player can move in using the movement keys, relative to the direction the player is facing. 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51"/>
      <text:p text:style-name="P52">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52"/>
      <text:p text:style-name="P44">Events system</text:p>
      <text:p text:style-name="P44"/>
      <text:p text:style-name="P53">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text:soft-page-break/>specific signature. This system will make heavy use of the std::chrono library within the C++ standard library to keep track of running jobs.</text:p>
      <text:p text:style-name="P53"/>
      <text:p text:style-name="P53">A job will be an instantiation of a job class, which will take a duration as well as a function of a specific signature as parameters to its constructor. This job object will then be able to be added via a method to a 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7">T</text:span>his system is the event system I mention in the level construction section, and will be used <text:span text:style-name="T17">in this way</text:span> to modify objects within the scene over time.</text:p>
      <text:p text:style-name="P53"/>
      <text:p text:style-name="P45"/>
      <text:p text:style-name="P45">Graphical User Interface (GUI)</text:p>
      <text:p text:style-name="P45"/>
      <text:p text:style-name="P54">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54"/>
      <text:p text:style-name="P54">I do not plan to use any external library to draw a graphical user interface, so all of the components will be implemented by hand, and as such will not have the same functionality as ones from popular libraries such as Dear ImGui.</text:p>
      <text:p text:style-name="P54"/>
      <text:p text:style-name="P55">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55"/>
      <text:p text:style-name="P55"><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text:soft-page-break/>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19">function</text:span> to convert between pixels and <text:span text:style-name="T19">normalized device coordinates</text:span> to make this process easier. I will also look into allowing a colour to be supplied to the font shader, to increase the range of colours which can be used for the menu, <text:span text:style-name="T18">improving its style.</text:span></text:p>
      <text:p text:style-name="P54"/>
      <text:p text:style-name="P56">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and a button in the same position, and layering the label on top. Calculations will be done within the program to determine how these two elements should be position, but I may not implement a system in the future to do this automatically.</text:p>
      <text:p text:style-name="P56"/>
      <text:p text:style-name="P57">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57"/>
      <text:p text:style-name="P46">Lighting Model</text:p>
      <text:p text:style-name="P46"/>
      <text:p text:style-name="P58">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text:soft-page-break/>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58"/>
      <text:p text:style-name="P59">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59"/>
      <text:p text:style-name="P59">Another important factor to consider when designing and implementing this system, is the fact that actual emissive objects (lights) will not want to have the same shading rules as the non-emissive objects 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s, all holding position, colour, and intensity values for the lights.</text:p>
      <text:p text:style-name="P59"><text:span text:style-name="T15"/></text:p>
      <text:p text:style-name="P59"><text:span text:style-name="T15"/></text:p>
      <text:p text:style-name="P59"><text:span text:style-name="T15"/></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25">NEA </text:span>Testing</text:p>
      <text:p text:style-name="P60"/>
      <text:p text:style-name="P33">Numbered list of tests corresponding to the numbered list of objectives</text:p>
      <text:p text:style-name="P3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No.</text:p>
          </table:table-cell>
          <table:table-cell table:style-name="Table1.A1" office:value-type="string">
            <text:p text:style-name="P19">Title</text:p>
          </table:table-cell>
          <table:table-cell table:style-name="Table1.A1" office:value-type="string">
            <text:p text:style-name="P19">Method</text:p>
          </table:table-cell>
          <table:table-cell table:style-name="Table1.A1" office:value-type="string">
            <text:p text:style-name="P19">Remarks</text:p>
          </table:table-cell>
        </table:table-row>
        <table:table-row>
          <table:table-cell table:style-name="Table1.A1" office:value-type="string">
            <text:p text:style-name="P17">1</text:p>
          </table:table-cell>
          <table:table-cell table:style-name="Table1.A1" office:value-type="string">
            <text:p text:style-name="P17">Loading a model</text:p>
          </table:table-cell>
          <table:table-cell table:style-name="Table1.A1" office:value-type="string">
            <text:p text:style-name="P18">Create a mesh object in code and show that the number of vertices stored corresponds to the amount in the Wavefront.obj file.</text:p>
          </table:table-cell>
          <table:table-cell table:style-name="Table1.A1" office:value-type="string">
            <text:p text:style-name="P19"/>
          </table:table-cell>
        </table:table-row>
        <table:table-row>
          <table:table-cell table:style-name="Table1.A1" office:value-type="string">
            <text:p text:style-name="P17">2</text:p>
          </table:table-cell>
          <table:table-cell table:style-name="Table1.A1" office:value-type="string">
            <text:p text:style-name="P17">Rendering a model</text:p>
          </table:table-cell>
          <table:table-cell table:style-name="Table1.A1" office:value-type="string">
            <text:p text:style-name="P18">Render this created model using the object shader to show it in action.</text:p>
          </table:table-cell>
          <table:table-cell table:style-name="Table1.A1" office:value-type="string">
            <text:p text:style-name="P19"/>
          </table:table-cell>
        </table:table-row>
        <table:table-row>
          <table:table-cell table:style-name="Table1.A1" office:value-type="string">
            <text:p text:style-name="P17">3</text:p>
          </table:table-cell>
          <table:table-cell table:style-name="Table1.A1" office:value-type="string">
            <text:p text:style-name="P17">Loading a shader from a file</text:p>
          </table:table-cell>
          <table:table-cell table:style-name="Table1.A1" office:value-type="string">
            <text:p text:style-name="P18">Make a change in a shader to show that the shaders are being loaded from a file. Attempt to load a shader with an incorrect file path.</text:p>
          </table:table-cell>
          <table:table-cell table:style-name="Table1.A1" office:value-type="string">
            <text:p text:style-name="P19"/>
          </table:table-cell>
        </table:table-row>
        <table:table-row>
          <table:table-cell table:style-name="Table1.A1" office:value-type="string">
            <text:p text:style-name="P17">4</text:p>
          </table:table-cell>
          <table:table-cell table:style-name="Table1.A1" office:value-type="string">
            <text:p text:style-name="P17">Compiling and linking shader</text:p>
          </table:table-cell>
          <table:table-cell table:style-name="Table1.A1" office:value-type="string">
            <text:p text:style-name="P18">Make a change in the shader that causes it to not compile. Make a change in the shader which causes it to fail to link properly.</text:p>
          </table:table-cell>
          <table:table-cell table:style-name="Table1.A1" office:value-type="string">
            <text:p text:style-name="P19"/>
          </table:table-cell>
        </table:table-row>
        <table:table-row>
          <table:table-cell table:style-name="Table1.A1" office:value-type="string">
            <text:p text:style-name="P17">5</text:p>
          </table:table-cell>
          <table:table-cell table:style-name="Table1.A1" office:value-type="string">
            <text:p text:style-name="P17">Using shaders and setting uniforms</text:p>
          </table:table-cell>
          <table:table-cell table:style-name="Table1.A1" office:value-type="string">
            <text:p text:style-name="P18">Make a uniform which produces a visual effect, which is set in the program.</text:p>
          </table:table-cell>
          <table:table-cell table:style-name="Table1.A1" office:value-type="string">
            <text:p text:style-name="P18"/>
          </table:table-cell>
        </table:table-row>
        <table:table-row>
          <table:table-cell table:style-name="Table1.A1" office:value-type="string">
            <text:p text:style-name="P17">6</text:p>
          </table:table-cell>
          <table:table-cell table:style-name="Table1.A1" office:value-type="string">
            <text:p text:style-name="P17">Processing input each frame</text:p>
          </table:table-cell>
          <table:table-cell table:style-name="Table1.A1" office:value-type="string">
            <text:p text:style-name="P18">Make the program print out a string when a specific key is pressed, and a different key when it is not pressed, in order to show that it works for both cases.</text:p>
          </table:table-cell>
          <table:table-cell table:style-name="Table1.A1" office:value-type="string">
            <text:p text:style-name="P18"/>
          </table:table-cell>
        </table:table-row>
        <table:table-row>
          <table:table-cell table:style-name="Table1.A1" office:value-type="string">
            <text:p text:style-name="P17">7</text:p>
          </table:table-cell>
          <table:table-cell table:style-name="Table1.A1" office:value-type="string">
            <text:p text:style-name="P17">Verify the movement of the player works as intended</text:p>
          </table:table-cell>
          <table:table-cell table:style-name="Table1.A1" office:value-type="string">
            <text:p text:style-name="P18">Print out the velocity as the player moves along a flat surface to show the logarithmic nature of the player’s speed.</text:p>
          </table:table-cell>
          <table:table-cell table:style-name="Table1.A1" office:value-type="string">
            <text:p text:style-name="P18"/>
          </table:table-cell>
        </table:table-row>
        <table:table-row>
          <table:table-cell table:style-name="Table1.A1" office:value-type="string">
            <text:p text:style-name="P17">8</text:p>
          </table:table-cell>
          <table:table-cell table:style-name="Table1.A1" office:value-type="string">
            <text:p text:style-name="P17">Verify the movement of objects works as intended</text:p>
          </table:table-cell>
          <table:table-cell table:style-name="Table1.A1" office:value-type="string">
            <text:p text:style-name="P18">Show that an object with the “moving” flag moves correctly between two stationery points.</text:p>
          </table:table-cell>
          <table:table-cell table:style-name="Table1.A1" office:value-type="string">
            <text:p text:style-name="P18"/>
          </table:table-cell>
        </table:table-row>
        <table:table-row>
          <table:table-cell table:style-name="Table1.A1" office:value-type="string">
            <text:p text:style-name="P17">9</text:p>
          </table:table-cell>
          <table:table-cell table:style-name="Table1.A1" office:value-type="string">
            <text:p text:style-name="P17">Show collision works on simple objects</text:p>
          </table:table-cell>
          <table:table-cell table:style-name="Table1.A1" office:value-type="string">
            <text:p text:style-name="P18">Collide with a normal platform, and jump on it. Collide with a moving platform, and jump on to it.</text:p>
          </table:table-cell>
          <table:table-cell table:style-name="Table1.A1" office:value-type="string">
            <text:p text:style-name="P18"/>
          </table:table-cell>
        </table:table-row>
        <table:table-row>
          <table:table-cell table:style-name="Table1.A1" office:value-type="string">
            <text:p text:style-name="P17">10</text:p>
          </table:table-cell>
          <table:table-cell table:style-name="Table1.A1" office:value-type="string">
            <text:p text:style-name="P17">Show sliding works on slanted objects</text:p>
          </table:table-cell>
          <table:table-cell table:style-name="Table1.A1" office:value-type="string">
            <text:p text:style-name="P18">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18"/>
          </table:table-cell>
        </table:table-row>
        <table:table-row>
          <table:table-cell table:style-name="Table1.A1" office:value-type="string">
            <text:p text:style-name="P17">11</text:p>
          </table:table-cell>
          <table:table-cell table:style-name="Table1.A1" office:value-type="string">
            <text:p text:style-name="P17">A high velocity collision example</text:p>
          </table:table-cell>
          <table:table-cell table:style-name="Table1.A1" office:value-type="string">
            <text:p text:style-name="P18">Fall from a large height and show that the player does not clip through the geometry.</text:p>
          </table:table-cell>
          <table:table-cell table:style-name="Table1.A1" office:value-type="string">
            <text:p text:style-name="P18"/>
          </table:table-cell>
        </table:table-row>
        <table:table-row>
          <table:table-cell table:style-name="Table1.A1" office:value-type="string">
            <text:p text:style-name="P17">12</text:p>
          </table:table-cell>
          <table:table-cell table:style-name="Table1.A1" office:value-type="string">
            <text:p text:style-name="P17">Show collision works on complex geometry (e.g. Suzanne)</text:p>
          </table:table-cell>
          <table:table-cell table:style-name="Table1.A1" office:value-type="string">
            <text:p text:style-name="P18">Walk around on a torus and an imported blender monkey (Suzanne) to show how collision works on object with more complex geometry.</text:p>
          </table:table-cell>
          <table:table-cell table:style-name="Table1.A1" office:value-type="string">
            <text:p text:style-name="P19">Movement can be slightly “Jittery” with these models.</text:p>
          </table:table-cell>
        </table:table-row>
        <text:soft-page-break/>
        <table:table-row>
          <table:table-cell table:style-name="Table1.A1" office:value-type="string">
            <text:p text:style-name="P17">13</text:p>
          </table:table-cell>
          <table:table-cell table:style-name="Table1.A1" office:value-type="string">
            <text:p text:style-name="P18">Add a level while recording to demonstrate its functionality</text:p>
          </table:table-cell>
          <table:table-cell table:style-name="Table1.A1" office:value-type="string">
            <text:p text:style-name="P18">Write a basic level, and show how it appears within the level selector, and play it.</text:p>
          </table:table-cell>
          <table:table-cell table:style-name="Table1.A1" office:value-type="string">
            <text:p text:style-name="P18"/>
          </table:table-cell>
        </table:table-row>
        <table:table-row>
          <table:table-cell table:style-name="Table1.A1" office:value-type="string">
            <text:p text:style-name="P17">14</text:p>
          </table:table-cell>
          <table:table-cell table:style-name="Table1.A1" office:value-type="string">
            <text:p text:style-name="P18">Demonstrate all different flag types on the object</text:p>
          </table:table-cell>
          <table:table-cell table:style-name="Table1.A1" office:value-type="string">
            <text:p text:style-name="P18">Make a set of objects which each have one of all the different flag types: start, end, moving, rotate, accelerate, light. Show that all of these work as intended.</text:p>
          </table:table-cell>
          <table:table-cell table:style-name="Table1.A1" office:value-type="string">
            <text:p text:style-name="P18"/>
          </table:table-cell>
        </table:table-row>
        <table:table-row>
          <table:table-cell table:style-name="Table1.A1" office:value-type="string">
            <text:p text:style-name="P17">15</text:p>
          </table:table-cell>
          <table:table-cell table:style-name="Table1.A1" office:value-type="string">
            <text:p text:style-name="P18">Demonstrate includes</text:p>
          </table:table-cell>
          <table:table-cell table:style-name="Table1.A1" office:value-type="string">
            <text:p text:style-name="P18">Make a new file with a single object, and include it within a level file, and show the object appear.</text:p>
          </table:table-cell>
          <table:table-cell table:style-name="Table1.A1" office:value-type="string">
            <text:p text:style-name="P18"/>
          </table:table-cell>
        </table:table-row>
        <table:table-row>
          <table:table-cell table:style-name="Table1.A1" office:value-type="string">
            <text:p text:style-name="P17">16</text:p>
          </table:table-cell>
          <table:table-cell table:style-name="Table1.A1" office:value-type="string">
            <text:p text:style-name="P18">Show in the program that the number of objects in the scene is correct</text:p>
          </table:table-cell>
          <table:table-cell table:style-name="Table1.A1" office:value-type="string">
            <text:p text:style-name="P18">Count the number of objects in a level file and print the number of objects within the whole scene.</text:p>
          </table:table-cell>
          <table:table-cell table:style-name="Table1.A1" office:value-type="string">
            <text:p text:style-name="P18"/>
          </table:table-cell>
        </table:table-row>
        <table:table-row>
          <table:table-cell table:style-name="Table1.A1" office:value-type="string">
            <text:p text:style-name="P17">1<text:span text:style-name="T24">7</text:span></text:p>
          </table:table-cell>
          <table:table-cell table:style-name="Table1.A1" office:value-type="string">
            <text:p text:style-name="P18">Demonstrate creating a label to display on screen</text:p>
          </table:table-cell>
          <table:table-cell table:style-name="Table1.A1" office:value-type="string">
            <text:p text:style-name="P18">Make a new label with some sample text, showing the use of font, font size, font color, and the pixel casting function to change the location of the label.</text:p>
          </table:table-cell>
          <table:table-cell table:style-name="Table1.A1" office:value-type="string">
            <text:p text:style-name="P18"/>
          </table:table-cell>
        </table:table-row>
        <table:table-row>
          <table:table-cell table:style-name="Table1.A1" office:value-type="string">
            <text:p text:style-name="P17">1<text:span text:style-name="T24">8</text:span></text:p>
          </table:table-cell>
          <table:table-cell table:style-name="Table1.A1" office:value-type="string">
            <text:p text:style-name="P18">Demonstrate creating a button with custom behaviour</text:p>
          </table:table-cell>
          <table:table-cell table:style-name="Table1.A1" office:value-type="string">
            <text:p text:style-name="P18">Make a button which when clicked executes a function which prints text to the screen.</text:p>
          </table:table-cell>
          <table:table-cell table:style-name="Table1.A1" office:value-type="string">
            <text:p text:style-name="P18"/>
          </table:table-cell>
        </table:table-row>
        <table:table-row>
          <table:table-cell table:style-name="Table1.A1" office:value-type="string">
            <text:p text:style-name="P20">19</text:p>
          </table:table-cell>
          <table:table-cell table:style-name="Table1.A1" office:value-type="string">
            <text:p text:style-name="P18">Demonstrate linking a button to a new page</text:p>
          </table:table-cell>
          <table:table-cell table:style-name="Table1.A1" office:value-type="string">
            <text:p text:style-name="P18">Make a button with a bound function which changes the state of the GUI to display a blank page.</text:p>
          </table:table-cell>
          <table:table-cell table:style-name="Table1.A1" office:value-type="string">
            <text:p text:style-name="P18"/>
          </table:table-cell>
        </table:table-row>
        <table:table-row>
          <table:table-cell table:style-name="Table1.A1" office:value-type="string">
            <text:p text:style-name="P17">2<text:span text:style-name="T24">0</text:span></text:p>
          </table:table-cell>
          <table:table-cell table:style-name="Table1.A1" office:value-type="string">
            <text:p text:style-name="P18">Demonstrate how adding a new level file adds a new button to the selector</text:p>
          </table:table-cell>
          <table:table-cell table:style-name="Table1.A1" office:value-type="string">
            <text:p text:style-name="P18">Show the level file appear in the level selector. Show the behaviour which occurs when too many levels are added, using the copy and remove scripts.</text:p>
          </table:table-cell>
          <table:table-cell table:style-name="Table1.A1" office:value-type="string">
            <text:p text:style-name="P18"/>
          </table:table-cell>
        </table:table-row>
        <table:table-row>
          <table:table-cell table:style-name="Table1.A1" office:value-type="string">
            <text:p text:style-name="P17">2<text:span text:style-name="T24">1</text:span></text:p>
          </table:table-cell>
          <table:table-cell table:style-name="Table1.A1" office:value-type="string">
            <text:p text:style-name="P18">Show the functionality of start and end objects</text:p>
          </table:table-cell>
          <table:table-cell table:style-name="Table1.A1" office:value-type="string">
            <text:p text:style-name="P18">Play a simple level.</text:p>
          </table:table-cell>
          <table:table-cell table:style-name="Table1.A1" office:value-type="string">
            <text:p text:style-name="P18"/>
          </table:table-cell>
        </table:table-row>
        <table:table-row>
          <table:table-cell table:style-name="Table1.A1" office:value-type="string">
            <text:p text:style-name="P17">2<text:span text:style-name="T24">2</text:span></text:p>
          </table:table-cell>
          <table:table-cell table:style-name="Table1.A1" office:value-type="string">
            <text:p text:style-name="P18">Show the kill floor</text:p>
          </table:table-cell>
          <table:table-cell table:style-name="Table1.A1" office:value-type="string">
            <text:p text:style-name="P18">Jump off the map.</text:p>
          </table:table-cell>
          <table:table-cell table:style-name="Table1.A1" office:value-type="string">
            <text:p text:style-name="P18"/>
          </table:table-cell>
        </table:table-row>
        <table:table-row>
          <table:table-cell table:style-name="Table1.A1" office:value-type="string">
            <text:p text:style-name="P17">2<text:span text:style-name="T24">3</text:span></text:p>
          </table:table-cell>
          <table:table-cell table:style-name="Table1.A1" office:value-type="string">
            <text:p text:style-name="P18">Show the time limit ending the level</text:p>
          </table:table-cell>
          <table:table-cell table:style-name="Table1.A1" office:value-type="string">
            <text:p text:style-name="P18">Start the level and wait for the time limit to be reached. Show the time limit in the level file to test that it corresponds correctly.</text:p>
          </table:table-cell>
          <table:table-cell table:style-name="Table1.A1" office:value-type="string">
            <text:p text:style-name="P18"/>
          </table:table-cell>
        </table:table-row>
        <table:table-row>
          <table:table-cell table:style-name="Table1.A1" office:value-type="string">
            <text:p text:style-name="P17">2<text:span text:style-name="T24">4</text:span></text:p>
          </table:table-cell>
          <table:table-cell table:style-name="Table1.A1" office:value-type="string">
            <text:p text:style-name="P18">Show the success and failure screens</text:p>
          </table:table-cell>
          <table:table-cell table:style-name="Table1.A1" office:value-type="string">
            <text:p text:style-name="P18">This will be done as part of the last 3 tests.</text:p>
          </table:table-cell>
          <table:table-cell table:style-name="Table1.A1" office:value-type="string">
            <text:p text:style-name="P19">Sometimes an incorrect time is displayed, cause <text:soft-page-break/>unknown.</text:p>
          </table:table-cell>
        </table:table-row>
        <table:table-row>
          <table:table-cell table:style-name="Table1.A1" office:value-type="string">
            <text:p text:style-name="P17">2<text:span text:style-name="T24">5</text:span></text:p>
          </table:table-cell>
          <table:table-cell table:style-name="Table1.A1" office:value-type="string">
            <text:p text:style-name="P18">Create a new job which runs every frame</text:p>
          </table:table-cell>
          <table:table-cell table:style-name="Table1.A1" office:value-type="string">
            <text:p text:style-name="P18">Make a job which prints some text every frame.</text:p>
          </table:table-cell>
          <table:table-cell table:style-name="Table1.A1" office:value-type="string">
            <text:p text:style-name="P18"/>
          </table:table-cell>
        </table:table-row>
        <table:table-row>
          <table:table-cell table:style-name="Table1.A1" office:value-type="string">
            <text:p text:style-name="P17">2<text:span text:style-name="T24">6</text:span></text:p>
          </table:table-cell>
          <table:table-cell table:style-name="Table1.A1" office:value-type="string">
            <text:p text:style-name="P18">Create a new job which uses the time data</text:p>
          </table:table-cell>
          <table:table-cell table:style-name="Table1.A1" office:value-type="string">
            <text:p text:style-name="P18">Modify the job so that it outputs the time data supplied to it.</text:p>
          </table:table-cell>
          <table:table-cell table:style-name="Table1.A1" office:value-type="string">
            <text:p text:style-name="P18"/>
          </table:table-cell>
        </table:table-row>
        <table:table-row>
          <table:table-cell table:style-name="Table1.A1" office:value-type="string">
            <text:p text:style-name="P17">2<text:span text:style-name="T24">7</text:span></text:p>
          </table:table-cell>
          <table:table-cell table:style-name="Table1.A1" office:value-type="string">
            <text:p text:style-name="P18">Show contents of job list after starting level</text:p>
          </table:table-cell>
          <table:table-cell table:style-name="Table1.A1" office:value-type="string">
            <text:p text:style-name="P18">Show that the number of jobs changes correctly when the level starts.</text:p>
          </table:table-cell>
          <table:table-cell table:style-name="Table1.A1" office:value-type="string">
            <text:p text:style-name="P18"/>
          </table:table-cell>
        </table:table-row>
      </table:table>
      <text:p text:style-name="P33"/>
      <text:p text:style-name="P34">Links</text:p>
      <text:p text:style-name="P34"><text:span text:style-name="T26"/></text:p>
      <text:p text:style-name="P31">Full testing video: &lt;LINK&gt;</text:p>
      <text:p text:style-name="P31">Video of a level completion: &lt;LINK&gt;</text:p>
      <text:p text:style-name="P33"/>
      <text:p text:style-name="P35">Testing Notes and Conclusions</text:p>
      <text:p text:style-name="P35"/>
      <text:p text:style-name="P32">The testing appears to be fairly conclusive. The results are that the program works correctly and produces the intended result for <text:span text:style-name="T23">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lt;TIMESTAMP&gt;.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21">sphere_triangle_collision </text:span><text:span text:style-name="T22">in the file </text:span><text:span text:style-name="T21">src/physics.cpp</text:span><text:span text:style-name="T22">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32"><text:span text:style-name="T22"/></text:p>
      <text:p text:style-name="P61">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p>
      <text:p text:style-name="P61"/>
      <text:p text:style-name="P61"/>
      <text:p text:style-name="P61"/>
      <text:p text:style-name="P24"><text:soft-page-break/>NEA Evaluation</text:p>
      <text:p text:style-name="P24"/>
      <text:p text:style-name="P68">Assessment of the Numbered List of Objectives</text:p>
      <text:p text:style-name="P68"/>
      <text:p text:style-name="P62">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62"/>
      <text:p text:style-name="P62">Now I will move on to main point 2, on the movement of objects in the scene and the player. To begin, I will first discuss point 2.1. This section has largely been completed, input is indeed taken from the player 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ext:soft-page-break/>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27">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62"/>
      <text:p text:style-name="P63">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63"/>
      <text:p text:style-name="P63">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text:soft-page-break/>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63"/>
      <text:p text:style-name="P63">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63"/>
      <text:p text:style-name="P63">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63"/>
      <text:p text:style-name="P69">Feedback from the Client</text:p>
      <text:p text:style-name="P69"/>
      <text:p text:style-name="P64">These are a set of questions which I asked to the client following the completion of testing and assessment of the numbered list of objectives above.</text:p>
      <text:p text:style-name="P65"/>
      <text:p text:style-name="P65">Are you satisfied with the final product?</text:p>
      <text:p text:style-name="P65"/>
      <text:p text:style-name="P64">From the client: “Very happy. Your client has been telling his missus how great the product is.”</text:p>
      <text:p text:style-name="P65"/>
      <text:p text:style-name="P64">What parts would you say have been successful?</text:p>
      <text:p text:style-name="P64"/>
      <text:p text:style-name="P64"><text:soft-page-break/>From the client: “I like the difficulty, and I am a fan of the acceleration pads. I also think the collision is very solid, and the fact that you can load blender models is very great. The level design is also really well implemented. The language you created to make the levels is very successful.”</text:p>
      <text:p text:style-name="P64"/>
      <text:p text:style-name="P65">What do you feel could have been added?</text:p>
      <text:p text:style-name="P65"/>
      <text:p text:style-name="P64">From the client: “Sliding or <text:span text:style-name="T28">S</text:span>piderman-esque swinging like grappling would have great. The level you demonstrated the game with was quite difficult and something easier as a beginning would have been nice. It was like the Dark Souls of platforming. A difficulty system with different time limits for each level would have been nice in order to lower the entry bar.”</text:p>
      <text:p text:style-name="P65"/>
      <text:p text:style-name="P65">How well do you feel the list of objectives has been fulfilled?</text:p>
      <text:p text:style-name="P65"/>
      <text:p text:style-name="P64">From the client: “[in reference to the lack of textures] I probably prefer it textureless anyway, and I prefer a more geometric look for games anyway, so I am not that bothered about it. [in reference to the lack of sliding and grappling] I don’t think this is a failing of the project, but it would have been nice to have as it would have allowed for greater variation in the kinds obstacles which could have been created, and a greater range of gameplay, but the base gameplay is very nice as it is. The collision is successful, and the jittery movement with complex objects is fine so long as there is no clipping. It isn’t perfect in triple A games so I wouldn’t expect a perfect implementation here. I’m happy with the level construction. The only problem would be that I wouldn’t know how to do it as for a client it seems quite complicated. The first two GUI objectives have been met, and it doesn’t matter if the third objective isn’t met exactly as described. So long as it works its fine. The gameplay mechanics have been implemented well. In reference to encouraging faster movement with a time limit, it might have been worthwhile implementing a difficulty system with different time limits to lower the entry bar. Speed felt like it was even over-encouraged. A little more time would have been nice. Otherwise it works as intended but that would have been a nice addition. The implementation [of the events system] seems fine and it seems to work. So long as the events are consistent and don’t randomly stop or anything then its fine.”</text:p>
      <text:p text:style-name="P65"/>
      <text:p text:style-name="P65">Is there anything in the game which you would change?</text:p>
      <text:p text:style-name="P65"/>
      <text:p text:style-name="P64">From the client: “Sometimes I felt that when jumping you travel to far and it felt a little disconcerting at times, and so a greater air resistance effect would have potentially made the movement better. A set terminal [maximum] velocity would have also been good. Other than that I don’t I would change anything else.”</text:p>
      <text:p text:style-name="P64"/>
      <text:p text:style-name="P70">Discussion of Feedback from the Client</text:p>
      <text:p text:style-name="P70"/>
      <text:p text:style-name="P66">I think the clients criticisms and appraisals are fair, and I would agree that while some of the implementations of certain objectives have their issues, overall the project appears to have been successful. I feel that throughout the project I have been very critical of my own work, and I appreciate the sentiment that many of the things, primarily the collision detection, are hard to get right, and are things that even large gaming studios struggle with. I agree with the sentiment that the level construction is complicated. Some documentation could be created in order to help with this, though I do <text:soft-page-break/>not think that this will alleviate the fact that it is still a text based system for designing levels, and will therefore be more complicated and difficult to work with. I reiterate my view that a graphical system for designing levels would be ideal, yet very difficult to implement. I would attempt to produce this feature if I were to do this project again.</text:p>
      <text:p text:style-name="P66"/>
      <text:p text:style-name="P66">In regards to the gameplay mechanics, I agree that a difficulty setting for the levels would be ideal, and is something I should have considered when first designing the gameplay. In regards to the high skill required for the game, I think that the difficulty is good and suits this style of game, though I recognise that the aforementioned difficulty setting could make the game accessible to a wider audience. I would also agree with the client that the added variation in gameplay caused by extra movement options which could have been added would add extra layers to the gameplay. To build on this, I would also mention that the difficulty of the game in its current state could have been offset by giving the player more options to complete levels, such as more advanced movement techniques. This is once again something I would definitely attempt to implement given the opportunity to do this project again. Overall, I think the clients criticisms and appraisals of the project are fairly given, and I recognise that I have historically been very critical of my project.</text:p>
      <text:p text:style-name="P66"/>
      <text:p text:style-name="P70">Closing Thoughts</text:p>
      <text:p text:style-name="P70"><text:span text:style-name="T26"/></text:p>
      <text:p text:style-name="P67">I will conclude this project by referring back to my original explanation and modelling of the problem. I originally described a game with many movement techniques which require skill to execute quickly, where the intent of the game is to encourage the player to maintain high speeds while progressing through the game. I would argue that, whilst I have been unsuccessful in implementing advanced movement techniques, the simple movement that there is allows for variation in how levels are played and results fun gameplay. The result was a game which does indeed satisfy the requirement of encouraging fast movement in order to complete levels in the allocated time, which results in the player needing to focus on conserving speed, whilst also needing to have the skill to progress through the level. The options available when creating a level adds to the depth of gameplay that I was originally intending to produce using the movement techniques. Overall I believe that the final product has largely satisfied the requirements I originally set out in the analysis, on the grounds that I have produced a fun gaming experience which both the client and myself are happy with and enjo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Candidate Name: Milo Griffiths | Candidate Number: 5057 | Centre Number: 63261</text:p>
      </style:header>
      <style:footer>
        <text:p text:style-name="MP2"><text:bookmark-start text:name="PageNumWizard_FOOTER_Default Page Style1"/><text:page-number text:select-page="current">2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6:14:45.432866582</meta:creation-date>
    <dc:date>2024-03-11T16:25:27.456912600</dc:date>
    <meta:editing-duration>PT10M43S</meta:editing-duration>
    <meta:editing-cycles>1</meta:editing-cycles>
    <meta:generator>LibreOffice/7.6.4.1$Linux_X86_64 LibreOffice_project/60$Build-1</meta:generator>
    <meta:document-statistic meta:table-count="1" meta:image-count="0" meta:object-count="0" meta:page-count="20" meta:paragraph-count="232" meta:word-count="10805" meta:character-count="60856" meta:non-whitespace-character-count="50325"/>
  </office:meta>
</office:document-meta>
</file>